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94.84mm"/>
    </style:style>
    <style:style style:name="co23" style:family="table-column">
      <style:table-column-properties fo:break-before="auto" style:column-width="23.64mm"/>
    </style:style>
    <style:style style:name="co24" style:family="table-column">
      <style:table-column-properties fo:break-before="auto" style:column-width="88mm"/>
    </style:style>
    <style:style style:name="co25" style:family="table-column">
      <style:table-column-properties fo:break-before="auto" style:column-width="117.14mm"/>
    </style:style>
    <style:style style:name="co26" style:family="table-column">
      <style:table-column-properties fo:break-before="auto" style:column-width="98.55mm"/>
    </style:style>
    <style:style style:name="co27" style:family="table-column">
      <style:table-column-properties fo:break-before="auto" style:column-width="67.08mm"/>
    </style:style>
    <style:style style:name="co28" style:family="table-column">
      <style:table-column-properties fo:break-before="auto" style:column-width="35.15mm"/>
    </style:style>
    <style:style style:name="co29" style:family="table-column">
      <style:table-column-properties fo:break-before="auto" style:column-width="23.78mm"/>
    </style:style>
    <style:style style:name="co30" style:family="table-column">
      <style:table-column-properties fo:break-before="auto" style:column-width="61.63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36.05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18.1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43.96mm" fo:break-before="auto" style:use-optimal-row-height="true"/>
    </style:style>
    <style:style style:name="ro17" style:family="table-row">
      <style:table-row-properties style:row-height="51.86mm" fo:break-before="auto" style:use-optimal-row-height="true"/>
    </style:style>
    <style:style style:name="ro18" style:family="table-row">
      <style:table-row-properties style:row-height="24.22mm" fo:break-before="auto" style:use-optimal-row-height="true"/>
    </style:style>
    <style:style style:name="ro19" style:family="table-row">
      <style:table-row-properties style:row-height="32.1mm" fo:break-before="auto" style:use-optimal-row-height="true"/>
    </style:style>
    <style:style style:name="ro20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fo:background-color="#ffcc99" style:vertical-align="top"/>
    </style:style>
    <style:style style:name="ce2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transparent" style:vertical-align="top"/>
    </style:style>
    <style:style style:name="ce22" style:family="table-cell" style:parent-style-name="Default">
      <style:table-cell-properties style:text-align-source="value-type" style:repeat-content="false" style:vertical-align="top"/>
    </style:style>
    <style:style style:name="ce23" style:family="table-cell" style:parent-style-name="Default">
      <style:table-cell-properties style:text-align-source="value-type" style:repeat-content="false" fo:background-color="transparent" style:vertical-align="top"/>
    </style:style>
    <style:style style:name="ce2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25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9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10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8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vertical-align="top"/>
      <style:text-properties fo:color="#ff9900"/>
    </style:style>
    <style:style style:name="ce43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4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45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6" style:family="text">
      <style:text-properties fo:color="#008000" style:font-name-asian="DejaVu Sans Mono" style:font-name-complex="DejaVu Sans Mono" style:font-size-asian="8.5pt" style:font-size-complex="8.5pt"/>
    </style:style>
    <style:style style:name="T7" style:family="text">
      <style:text-properties style:font-name-asian="DejaVu Sans Mono" style:font-name-complex="DejaVu Sans Mono" style:font-size-asian="8.5pt" style:font-size-complex="8.5pt" fo:color="#000000"/>
    </style:style>
    <style:style style:name="T8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9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0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2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-asian="DejaVu Sans Mono" style:font-name-complex="DejaVu Sans Mono" style:font-size-asian="8.5pt" style:font-size-complex="8.5pt"/>
    </style:style>
    <style:style style:name="T1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 Mono" style:font-name-complex="DejaVu Sans Mono" style:font-size-asian="8.5pt" style:font-size-complex="8.5pt" fo:color="#000000"/>
    </style:style>
    <style:style style:name="T1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8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9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0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1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2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23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25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2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1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3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3" style:family="text">
      <style:text-properties style:font-name-asian="DejaVu Sans Mono" style:font-name-complex="DejaVu Sans Mono" style:font-size-asian="8.5pt" style:font-size-complex="8.5pt" fo:color="#008000"/>
    </style:style>
    <style:style style:name="T34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3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3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37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9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40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 table:number-columns-repeated="2"/>
          <table:table-cell table:style-name="ce1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/>
          <table:table-cell table:style-name="ce19" office:value-type="string" calcext:value-type="string">
            <text:p>Suspend/Resume</text:p>
          </table:table-cell>
          <table:table-cell table:style-name="ce1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of internal COM</text:p>
          </table:table-cell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21" office:value-type="string" calcext:value-type="string">
            <text:p>Sending possible again, successfully receiving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2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21" office:value-type="string" calcext:value-type="string">
            <text:p>Sending not possible, terminal gets closed, is waiting for reconnect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7" table:number-columns-repeated="1018" table:default-cell-style-name="ce2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2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2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2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2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5" table:default-cell-style-name="ce18"/>
        <table:table-column table:style-name="co1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7" table:number-columns-repeated="1018" table:default-cell-style-name="ce18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In sending terminal, link to predefind commands:</text:p>
            <text:p><text:span text:style-name="T1"> &gt; Combined A = ABCD&lt;BEL&gt;&lt;BS&gt;&lt;TAB&gt;XYZ</text:span></text:p>
            <text:p><text:span text:style-name="T1"> &gt; Combined B = ABCD&lt;BEL&gt;&lt;TAB&gt;&lt;BS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/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office:string-value="Beep(s) (one in each terminal)&#10;(&lt;TS&gt;) ABC&lt;BEL&gt;XYZ" calcext:value-type="string">
            <text:p>Beep(s) (one in each terminal)</text:p>
            <text:p><text:span text:style-name="T2">(&lt;TS&gt;)</text:span><text:span text:style-name="T3"> </text:span><text:span text:style-name="T4">ABC</text:span><text:span text:style-name="T5">&lt;BEL&gt;</text:span><text:span text:style-name="T4"/><text:span text:style-name="T4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9" office:value-type="string" office:string-value="(&lt;TS&gt;) 41h 42h 43h  &lt;BEL&gt;  58h 59h 5Ah" calcext:value-type="string">
            <text:p><text:span text:style-name="T6">(&lt;TS&gt;)</text:span><text:span text:style-name="T7"> </text:span><text:span text:style-name="T8">41h</text:span><text:span text:style-name="T9"> </text:span><text:span text:style-name="T8">42h</text:span><text:span text:style-name="T9"> </text:span><text:span text:style-name="T8">43h</text:span><text:span text:style-name="T9">  </text:span><text:span text:style-name="T10">&lt;BEL&gt;</text:span><text:span text:style-name="T11"> </text:span><text:span text:style-name="T8"/><text:span text:style-name="T9"> </text:span><text:span text:style-name="T8">58h</text:span><text:span text:style-name="T9"> </text:span><text:span text:style-name="T8">59h</text:span><text:span text:style-name="T9"> </text:span><text:span text:style-name="T8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9" office:value-type="string" office:string-value="(&lt;TS&gt;) A B C  &lt;BEL&gt;  X Y Z" calcext:value-type="string">
            <text:p><text:span text:style-name="T6">(&lt;TS&gt;)</text:span><text:span text:style-name="T7"> </text:span><text:span text:style-name="T8">A</text:span><text:span text:style-name="T9"> </text:span><text:span text:style-name="T8">B</text:span><text:span text:style-name="T9"> </text:span><text:span text:style-name="T8">C</text:span><text:span text:style-name="T9">  </text:span><text:span text:style-name="T10">&lt;BEL&gt;</text:span><text:span text:style-name="T11"> </text:span><text:span text:style-name="T8"/><text:span text:style-name="T9"> </text:span><text:span text:style-name="T8">X</text:span><text:span text:style-name="T9"> </text:span><text:span text:style-name="T8">Y</text:span><text:span text:style-name="T9"> </text:span><text:span text:style-name="T8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9" office:value-type="string" office:string-value="(&lt;TS&gt;) ABC&lt;BEL&gt;XYZ" calcext:value-type="string">
            <text:p><text:span text:style-name="T6">(&lt;TS&gt;)</text:span><text:span text:style-name="T7"> </text:span><text:span text:style-name="T8">ABC</text:span><text:span text:style-name="T12">&lt;BEL&gt;</text:span><text:span text:style-name="T8"/><text:span text:style-name="T8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in each terminal)</text:p>
            <text:p><text:span text:style-name="T2">(&lt;TS&gt;)</text:span><text:span text:style-name="T3"> </text:span><text:span text:style-name="T4">ABCD</text:span><text:span text:style-name="T5">&lt;BEL&gt;</text:span><text:span text:style-name="T4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9" office:value-type="string" calcext:value-type="string">
            <text:p><text:span text:style-name="T6">(&lt;TS&gt;)</text:span><text:span text:style-name="T7"> </text:span><text:span text:style-name="T8">41h</text:span><text:span text:style-name="T9"> </text:span><text:span text:style-name="T8">42h</text:span><text:span text:style-name="T9"> </text:span><text:span text:style-name="T8">43h</text:span><text:span text:style-name="T9"> </text:span><text:span text:style-name="T8">44h</text:span><text:span text:style-name="T9"> </text:span><text:span text:style-name="T10">&lt;BEL&gt;</text:span><text:span text:style-name="T11"> </text:span><text:span text:style-name="T8">58h</text:span><text:span text:style-name="T9"> </text:span><text:span text:style-name="T8">59h</text:span><text:span text:style-name="T9"> </text:span><text:span text:style-name="T8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9" office:value-type="string" calcext:value-type="string">
            <text:p><text:span text:style-name="T6">(&lt;TS&gt;)</text:span><text:span text:style-name="T7"> </text:span><text:span text:style-name="T8">A</text:span><text:span text:style-name="T9"> </text:span><text:span text:style-name="T8">B</text:span><text:span text:style-name="T9"> </text:span><text:span text:style-name="T8">C</text:span><text:span text:style-name="T9"> </text:span><text:span text:style-name="T8">D</text:span><text:span text:style-name="T9"> </text:span><text:span text:style-name="T10">&lt;BEL&gt;</text:span><text:span text:style-name="T11"> </text:span><text:span text:style-name="T8">X</text:span><text:span text:style-name="T9"> </text:span><text:span text:style-name="T8">Y</text:span><text:span text:style-name="T9"> </text:span><text:span text:style-name="T8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9" office:value-type="string" calcext:value-type="string">
            <text:p><text:span text:style-name="T6">(&lt;TS&gt;)</text:span><text:span text:style-name="T7"> </text:span><text:span text:style-name="T8">ABCD</text:span><text:span text:style-name="T12">&lt;BEL&gt;</text:span><text:span text:style-name="T8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9" office:value-type="string" calcext:value-type="string">
            <text:p><text:span text:style-name="T6">(&lt;TS&gt;)</text:span><text:span text:style-name="T7"> </text:span><text:span text:style-name="T8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13" office:value-type="string" calcext:value-type="string">
            <text:p><text:span text:style-name="T13">(&lt;TS&gt;)</text:span><text:span text:style-name="T14"> </text:span><text:span text:style-name="T15">ABCDE</text:span></text:p>
            <text:p><text:span text:style-name="T13">(&lt;TS&gt;)</text:span><text:span text:style-name="T14"> </text:span><text:span text:style-name="T15">ABCD</text:span></text:p>
            <text:p><text:span text:style-name="T13">(&lt;TS&gt;)</text:span><text:span text:style-name="T14"> </text:span><text:span text:style-name="T15">ABC</text:span></text:p>
            <text:p><text:span text:style-name="T13">(&lt;TS&gt;)</text:span><text:span text:style-name="T14"> </text:span><text:span text:style-name="T15">AB</text:span></text:p>
            <text:p><text:span text:style-name="T13">(&lt;TS&gt;)</text:span><text:span text:style-name="T14"> </text:span><text:span text:style-name="T15">A</text:span></text:p>
            <text:p><text:span text:style-name="T13">(&lt;TS&gt;)</text:span><text:span text:style-name="T14"> </text:span></text:p>
            <text:p><text:span text:style-name="T13">(&lt;TS&gt;)</text:span><text:span text:style-name="T14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9" office:value-type="string" calcext:value-type="string">
            <text:p><text:span text:style-name="T6">(&lt;TS&gt;)</text:span><text:span text:style-name="T7"> </text:span><text:span text:style-name="T8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13" office:value-type="string" calcext:value-type="string">
            <text:p><text:span text:style-name="T13">(&lt;TS&gt;)</text:span><text:span text:style-name="T14"> </text:span><text:span text:style-name="T15">ABCDE</text:span></text:p>
            <text:p><text:span text:style-name="T13">(&lt;TS&gt;)</text:span><text:span text:style-name="T14"> </text:span><text:span text:style-name="T15">ABCD</text:span></text:p>
            <text:p><text:span text:style-name="T13">(&lt;TS&gt;)</text:span><text:span text:style-name="T14"> </text:span><text:span text:style-name="T15">ABC</text:span></text:p>
            <text:p><text:span text:style-name="T13">(&lt;TS&gt;)</text:span><text:span text:style-name="T14"> </text:span><text:span text:style-name="T15">AB</text:span></text:p>
            <text:p><text:span text:style-name="T13">(&lt;TS&gt;)</text:span><text:span text:style-name="T14"> </text:span><text:span text:style-name="T15">A</text:span></text:p>
            <text:p><text:span text:style-name="T13">(&lt;TS&gt;)</text:span><text:span text:style-name="T14"> </text:span></text:p>
            <text:p><text:span text:style-name="T13">(&lt;TS&gt;)</text:span><text:span text:style-name="T14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2]</text:p>
            <text:p>Confim</text:p>
          </table:table-cell>
          <table:table-cell table:style-name="ce10" office:value-type="string" calcext:value-type="string">
            <text:p><text:span text:style-name="T2">(&lt;TS&gt;)</text:span><text:span text:style-name="T3"> </text:span><text:span text:style-name="T4">ABCDEF</text:span><text:span text:style-name="T5">&lt;BS&gt;&lt;BS&gt;&lt;BS&gt;&lt;BS&gt;&lt;BS&gt;&lt;BS&gt;&lt;BS&gt;&lt;BS&gt;</text:span><text:span text:style-name="T4">ABCDEF</text:span><text:span text:style-name="T5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 &gt; ASCII &gt; Also r</text:span>eplace x 2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">A</text:span></text:p>
            <text:p><text:span text:style-name="T1">AB</text:span></text:p>
            <text:p><text:span text:style-name="T1">ABC</text:span></text:p>
            <text:p><text:span text:style-name="T1">ABCD</text:span></text:p>
            <text:p><text:span text:style-name="T1">ABCDE</text:span></text:p>
            <text:p><text:span text:style-name="T1">ABCDEF</text:span></text:p>
            <text:p><text:span text:style-name="T1">ABCDEFG</text:span></text:p>
            <text:p><text:span text:style-name="T1">ABCDEFGH</text:span></text:p>
          </table:table-cell>
          <table:table-cell/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Send the command</text:p>
          </table:table-cell>
          <table:table-cell office:value-type="string" calcext:value-type="string">
            <text:p><text:span text:style-name="T16">A</text:span></text:p>
            <text:p><text:span text:style-name="T16">AB</text:span></text:p>
            <text:p><text:span text:style-name="T16">ABC</text:span></text:p>
            <text:p><text:span text:style-name="T16">ABCD</text:span></text:p>
            <text:p><text:span text:style-name="T16">ABCD</text:span></text:p>
            <text:p><text:span text:style-name="T16">E</text:span></text:p>
            <text:p><text:span text:style-name="T16">ABCD</text:span></text:p>
            <text:p><text:span text:style-name="T16">EF</text:span></text:p>
            <text:p><text:span text:style-name="T16">ABCD</text:span></text:p>
            <text:p><text:span text:style-name="T16">EFG</text:span></text:p>
            <text:p><text:span text:style-name="T16">ABCD</text:span></text:p>
            <text:p><text:span text:style-name="T1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16">A</text:span><text:span text:style-name="T17"> </text:span><text:span text:style-name="T18">(1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7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ABCD</text:span><text:span text:style-name="T17"> </text:span><text:span text:style-name="T18">(4)</text:span></text:p>
            <text:p><text:span text:style-name="T16">E</text:span><text:span text:style-name="T17"> </text:span><text:span text:style-name="T18">(1)</text:span></text:p>
            <text:p><text:span text:style-name="T16">ABCD</text:span><text:span text:style-name="T17"> </text:span><text:span text:style-name="T18">(4)</text:span></text:p>
            <text:p><text:span text:style-name="T16">EF</text:span><text:span text:style-name="T17"> </text:span><text:span text:style-name="T18">(2)</text:span></text:p>
            <text:p><text:span text:style-name="T16">ABCD</text:span><text:span text:style-name="T17"> </text:span><text:span text:style-name="T18">(4)</text:span></text:p>
            <text:p><text:span text:style-name="T16">EFG</text:span><text:span text:style-name="T17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EFGH</text:span><text:span text:style-name="T17"> </text:span><text:span text:style-name="T18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9">&lt;CR&gt;&lt;LF&gt;</text:span><text:span text:style-name="T20"> </text:span><text:span text:style-name="T18">(4)</text:span></text:p>
            <text:p><text:span text:style-name="T16">ABC</text:span><text:span text:style-name="T19">&lt;CR&gt;</text:span><text:span text:style-name="T20"> </text:span><text:span text:style-name="T18">(4)</text:span></text:p>
            <text:p><text:span text:style-name="T21">&lt;LF&gt;</text:span><text:span text:style-name="T22"> </text:span><text:span text:style-name="T23">(1)</text:span></text:p>
            <text:p><text:span text:style-name="T16">ABCD</text:span><text:span text:style-name="T17"> </text:span><text:span text:style-name="T18">(4)</text:span></text:p>
            <text:p><text:span text:style-name="T21">&lt;CR&gt;&lt;LF&gt;</text:span><text:span text:style-name="T22"> </text:span><text:span text:style-name="T23">(2)</text:span></text:p>
            <text:p><text:span text:style-name="T16">ABCD</text:span><text:span text:style-name="T17"> </text:span><text:span text:style-name="T18">(4)</text:span></text:p>
            <text:p><text:span text:style-name="T16">E</text:span><text:span text:style-name="T19">&lt;CR&gt;&lt;LF&gt;</text:span><text:span text:style-name="T20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EF</text:span><text:span text:style-name="T19">&lt;CR&gt;&lt;LF&gt;</text:span><text:span text:style-name="T20"> </text:span><text:span text:style-name="T18">(4)</text:span></text:p>
            <text:p><text:span text:style-name="T16">ABCD</text:span><text:span text:style-name="T17"> </text:span><text:span text:style-name="T18">(4)</text:span></text:p>
            <text:p><text:span text:style-name="T16">EFG</text:span><text:span text:style-name="T19">&lt;CR&gt;</text:span><text:span text:style-name="T20"> </text:span><text:span text:style-name="T18">(4)</text:span></text:p>
            <text:p><text:span text:style-name="T21">&lt;LF&gt;</text:span><text:span text:style-name="T22"> </text:span><text:span text:style-name="T23">(1)</text:span></text:p>
            <text:p><text:span text:style-name="T16">ABCD</text:span><text:span text:style-name="T17"> </text:span><text:span text:style-name="T18">(4)</text:span></text:p>
            <text:p><text:span text:style-name="T16">EFGH</text:span><text:span text:style-name="T17"> </text:span><text:span text:style-name="T18">(4)</text:span></text:p>
            <text:p><text:span text:style-name="T21">&lt;CR&gt;&lt;LF&gt;</text:span><text:span text:style-name="T22"> </text:span><text:span text:style-name="T23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33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33" office:value-type="string" calcext:value-type="string">
            <text:p><text:span text:style-name="T16">A</text:span><text:span text:style-name="T17"> </text:span><text:span text:style-name="T18">(1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7"> </text:span><text:span text:style-name="T18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33"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9">&lt;CR&gt;&lt;LF&gt;</text:span><text:span text:style-name="T20"> </text:span><text:span text:style-name="T18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33"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9">&lt;CR&gt;&lt;LF&gt;</text:span><text:span text:style-name="T20"> </text:span><text:span text:style-name="T18">(5)</text:span></text:p>
            <text:p><text:span text:style-name="T16">ABCD</text:span><text:span text:style-name="T17"> </text:span><text:span text:style-name="T18">(4)</text:span></text:p>
          </table:table-cell>
          <table:table-cell office:value-type="string" calcext:value-type="string">
            <text:p/>
            <text:p/>
            <text:p><text:span text:style-name="T25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33" office:value-type="string" calcext:value-type="string">
            <text:p>@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33" office:value-type="string" calcext:value-type="string">
            <text:p>&lt;EOT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disable [Settings... &gt; Advanced &gt; Escapes on [SendText]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33" office:value-type="string" calcext:value-type="string">
            <text:p>\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33" office:value-type="string" calcext:value-type="string">
            <text:p>\h(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33" office:value-type="string" calcext:value-type="string">
            <text:p>\h(AB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Enable [Use Explicit Default Radix]</text:p>
          </table:table-cell>
          <table:table-cell table:style-name="ce33"/>
          <table:table-cell table:number-columns-repeated="1019"/>
        </table:table-row>
        <table:table-row table:style-name="ro2">
          <table:table-cell table:number-columns-repeated="3"/>
          <table:table-cell table:style-name="ce25" office:value-type="string" calcext:value-type="string">
            <text:p>In sending terminal, enable [Settings... &gt; Advanced &gt; Escapes on [SendText]] again</text:p>
            <text:p>Confirm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Repeat the above sequence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sending terminal, enable [Settings... &gt; Advanced &gt; Escapes on [SendText]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Time Stamp + Show Length + Show Counts</text:p>
            <text:p>  B: Hide 0x00 + Show Time Stamp + Show Length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10" office:value-type="string" calcext:value-type="string">
            <text:p><text:span text:style-name="T2">(&lt;TS&gt;)</text:span><text:span text:style-name="T3"> </text:span><text:span text:style-name="T24">A</text:span><text:span text:style-name="T17"> </text:span><text:span text:style-name="T18">(1)</text:span></text:p>
            <text:p><text:span text:style-name="T25">(&lt;TS&gt;)</text:span><text:span text:style-name="T26"> </text:span><text:span text:style-name="T27">B</text:span><text:span text:style-name="T28"> </text:span><text:span text:style-name="T29">(1)</text:span></text:p>
          </table:table-cell>
          <table:table-cell table:style-name="ce10" office:value-type="string" calcext:value-type="string">
            <text:p><text:span text:style-name="T37">(&lt;TS&gt;</text:span><text:span text:style-name="T2">)</text:span><text:span text:style-name="T3"> </text:span><text:span text:style-name="T24">A</text:span><text:span text:style-name="T17"> </text:span><text:span text:style-name="T18">(1)</text:span></text:p>
            <text:p><text:span text:style-name="T25">(&lt;TS&gt;)</text:span><text:span text:style-name="T26"> </text:span><text:span text:style-name="T27">B</text:span><text:span text:style-name="T28"> </text:span><text:span text:style-name="T29">(1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1" office:value-type="string" calcext:value-type="string">
            <text:p><text:span text:style-name="T25">(&lt;TS&gt;)</text:span><text:span text:style-name="T26"> </text:span><text:span text:style-name="T30">A</text:span><text:span text:style-name="T28"> </text:span><text:span text:style-name="T29">(1)</text:span></text:p>
            <text:p><text:span text:style-name="T25">(&lt;TS&gt;)</text:span><text:span text:style-name="T26"> </text:span><text:span text:style-name="T27">B</text:span><text:span text:style-name="T28"> </text:span><text:span text:style-name="T29">(1)</text:span></text:p>
            <text:p><text:span text:style-name="T25">(&lt;TS&gt;</text:span><text:span text:style-name="T2">)</text:span><text:span text:style-name="T3"> </text:span><text:span text:style-name="T31">&lt;NUL&gt;</text:span></text:p>
          </table:table-cell>
          <table:table-cell table:style-name="ce12" office:value-type="string" calcext:value-type="string">
            <text:p><text:span text:style-name="T25">(&lt;TS&gt;)</text:span><text:span text:style-name="T26"> </text:span><text:span text:style-name="T30">A</text:span><text:span text:style-name="T28"> </text:span><text:span text:style-name="T29">(1)</text:span></text:p>
            <text:p><text:span text:style-name="T25">(&lt;TS&gt;)</text:span><text:span text:style-name="T26"> </text:span><text:span text:style-name="T27">B</text:span><text:span text:style-name="T28"> </text:span><text:span text:style-name="T29">(1)</text:span></text:p>
            <text:p><text:span text:style-name="T25">(&lt;TS&gt;</text:span><text:span text:style-name="T6">)</text:span><text:span text:style-name="T7"> 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12" office:value-type="string" calcext:value-type="string">
            <text:p><text:span text:style-name="T25">(&lt;TS&gt;)</text:span><text:span text:style-name="T26"> </text:span><text:span text:style-name="T30">A</text:span><text:span text:style-name="T28"> </text:span><text:span text:style-name="T29">(1)</text:span></text:p>
            <text:p><text:span text:style-name="T25">(&lt;TS&gt;)</text:span><text:span text:style-name="T26"> </text:span><text:span text:style-name="T27">B</text:span><text:span text:style-name="T28"> </text:span><text:span text:style-name="T29">(1)</text:span></text:p>
            <text:p><text:span text:style-name="T25">(&lt;TS&gt;)</text:span><text:span text:style-name="T26"> </text:span><text:span text:style-name="T32">&lt;NUL&gt;</text:span></text:p>
            <text:p><text:span text:style-name="T25">(&lt;TS&gt;</text:span><text:span text:style-name="T6">)</text:span><text:span text:style-name="T7">  </text:span><text:span text:style-name="T33">(0)</text:span></text:p>
          </table:table-cell>
          <table:table-cell office:value-type="string" calcext:value-type="string">
            <text:p><text:span text:style-name="T25">(&lt;TS&gt;)</text:span><text:span text:style-name="T26"> </text:span><text:span text:style-name="T30">A</text:span><text:span text:style-name="T28"> </text:span><text:span text:style-name="T29">(1)</text:span></text:p>
            <text:p><text:span text:style-name="T25">(&lt;TS&gt;)</text:span><text:span text:style-name="T26"> </text:span><text:span text:style-name="T27">B</text:span><text:span text:style-name="T28"> </text:span><text:span text:style-name="T29">(1)</text:span></text:p>
            <text:p><text:span text:style-name="T25">(&lt;TS&gt;)</text:span><text:span text:style-name="T26">  </text:span><text:span text:style-name="T38">(0)</text:span></text:p>
            <text:p>No empty line from former 0x00 !!</text:p>
            <text:p>Time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12" office:value-type="string" calcext:value-type="string">
            <text:p><text:span text:style-name="T25">(&lt;TS&gt;)</text:span><text:span text:style-name="T26"> </text:span><text:span text:style-name="T30">A</text:span><text:span text:style-name="T28"> </text:span><text:span text:style-name="T29">(1)</text:span></text:p>
            <text:p><text:span text:style-name="T25">(&lt;TS&gt;)</text:span><text:span text:style-name="T26"> </text:span><text:span text:style-name="T27">B</text:span><text:span text:style-name="T28"> </text:span><text:span text:style-name="T29">(1)</text:span></text:p>
            <text:p><text:span text:style-name="T25">(&lt;TS&gt;)</text:span><text:span text:style-name="T26"> </text:span><text:span text:style-name="T32">&lt;NUL&gt;</text:span></text:p>
            <text:p><text:span text:style-name="T25">(&lt;TS&gt;</text:span><text:span text:style-name="T34">)</text:span><text:span text:style-name="T35">  </text:span><text:span text:style-name="T36">(0)</text:span></text:p>
            <text:p><text:span text:style-name="T25">(&lt;TS&gt;</text:span><text:span text:style-name="T6">)</text:span><text:span text:style-name="T7">  </text:span><text:span text:style-name="T33">(0)</text:span></text:p>
          </table:table-cell>
          <table:table-cell office:value-type="string" calcext:value-type="string">
            <text:p><text:span text:style-name="T25">(&lt;TS&gt;)</text:span><text:span text:style-name="T26"> </text:span><text:span text:style-name="T30">A</text:span><text:span text:style-name="T28"> </text:span><text:span text:style-name="T29">(1)</text:span></text:p>
            <text:p><text:span text:style-name="T25">(&lt;TS&gt;)</text:span><text:span text:style-name="T26"> </text:span><text:span text:style-name="T27">B</text:span><text:span text:style-name="T28"> </text:span><text:span text:style-name="T29">(1)</text:span></text:p>
            <text:p><text:span text:style-name="T25">(&lt;TS&gt;)</text:span><text:span text:style-name="T26">  </text:span><text:span text:style-name="T38">(0)</text:span></text:p>
            <text:p><text:span text:style-name="T25">(&lt;TS&gt;)</text:span><text:span text:style-name="T26">  </text:span><text:span text:style-name="T38">(0)</text:span></text:p>
            <text:p>Intended empty must be shown !!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12" office:value-type="string" calcext:value-type="string">
            <text:p><text:span text:style-name="T25">(&lt;TS&gt;)</text:span><text:span text:style-name="T26"> </text:span><text:span text:style-name="T30">A</text:span><text:span text:style-name="T28"> </text:span><text:span text:style-name="T29">(1)</text:span></text:p>
            <text:p><text:span text:style-name="T25">(&lt;TS&gt;)</text:span><text:span text:style-name="T26"> </text:span><text:span text:style-name="T27">B</text:span><text:span text:style-name="T28"> </text:span><text:span text:style-name="T29">(1)</text:span></text:p>
            <text:p><text:span text:style-name="T25">(&lt;TS&gt;)</text:span><text:span text:style-name="T26"> </text:span><text:span text:style-name="T32">&lt;NUL&gt;</text:span></text:p>
            <text:p><text:span text:style-name="T25">(&lt;TS&gt;</text:span><text:span text:style-name="T34">)</text:span><text:span text:style-name="T35">  </text:span><text:span text:style-name="T36">(0)</text:span></text:p>
            <text:p><text:span text:style-name="T25">(&lt;TS&gt;</text:span><text:span text:style-name="T6">)</text:span><text:span text:style-name="T7">  </text:span><text:span text:style-name="T33">(0)</text:span></text:p>
            <text:p><text:span text:style-name="T25">(&lt;TS&gt;</text:span><text:span text:style-name="T2">)</text:span><text:span text:style-name="T3"> </text:span><text:span text:style-name="T4">OK</text:span><text:span text:style-name="T17"> </text:span><text:span text:style-name="T18">(2)</text:span></text:p>
          </table:table-cell>
          <table:table-cell office:value-type="string" calcext:value-type="string">
            <text:p><text:span text:style-name="T25">(&lt;TS&gt;)</text:span><text:span text:style-name="T26"> </text:span><text:span text:style-name="T30">A</text:span><text:span text:style-name="T28"> </text:span><text:span text:style-name="T29">(1)</text:span></text:p>
            <text:p><text:span text:style-name="T25">(&lt;TS&gt;)</text:span><text:span text:style-name="T26"> </text:span><text:span text:style-name="T27">B</text:span><text:span text:style-name="T28"> </text:span><text:span text:style-name="T29">(1)</text:span></text:p>
            <text:p><text:span text:style-name="T25">(&lt;TS&gt;)</text:span><text:span text:style-name="T26">  </text:span><text:span text:style-name="T38">(0)</text:span></text:p>
            <text:p><text:span text:style-name="T25">(&lt;TS&gt;)</text:span><text:span text:style-name="T26">  </text:span><text:span text:style-name="T38">(0)</text:span></text:p>
            <text:p><text:span text:style-name="T25">(&lt;TS&gt;)</text:span><text:span text:style-name="T26"> </text:span><text:span text:style-name="T30">OK</text:span><text:span text:style-name="T28"> </text:span><text:span text:style-name="T29">(2)</text:span></text:p>
          </table:table-cell>
          <table:table-cell table:number-columns-repeated="1018"/>
        </table:table-row>
        <table:table-row table:style-name="ro1" table:number-rows-repeated="65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2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18"/>
        <table:table-column table:style-name="co28" table:default-cell-style-name="ce18"/>
        <table:table-column table:style-name="co29" table:default-cell-style-name="ce18"/>
        <table:table-column table:style-name="co25" table:default-cell-style-name="ce18"/>
        <table:table-column table:style-name="co26" table:default-cell-style-name="ce18"/>
        <table:table-column table:style-name="co30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and complete line is received, i.e. releas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YAT "ABC\!(EOL)xyz" this does not apply =&gt; 3 chunks</text:span>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18"/>
        <table:table-column table:style-name="co31" table:default-cell-style-name="ce18"/>
        <table:table-column table:style-name="co7" table:default-cell-style-name="ce18"/>
        <table:table-column table:style-name="co32" table:default-cell-style-name="ce18"/>
        <table:table-column table:style-name="co33" table:default-cell-style-name="ce18"/>
        <table:table-column table:style-name="co34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38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18"/>
        <table:table-column table:style-name="co35" table:default-cell-style-name="ce18"/>
        <table:table-column table:style-name="co7" table:default-cell-style-name="ce18"/>
        <table:table-column table:style-name="co36" table:default-cell-style-name="ce18"/>
        <table:table-column table:style-name="co37" table:default-cell-style-name="ce18"/>
        <table:table-column table:style-name="co38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43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No control characters in drop-down</text:p>
          </table:table-cell>
          <table:table-cell table:style-name="ce2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Select one of the recents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hange that recent</text:p>
          </table:table-cell>
          <table:table-cell table:style-name="ce2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21"/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Just selected recent still there</text:p>
            <text:p>New recent added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2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2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2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2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2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Send "\!-SendFiles\Stress-7-EnormousLine.txt"</text:p>
          </table:table-cell>
          <table:table-cell table:style-name="ce2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lear the monitors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21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   in receiving termi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</text:p>
            <text:p>X&lt;CR&gt;&lt;LF&gt;</text:p>
            <text:p>&lt;CR&gt;&lt;LF&gt;</text:p>
            <text:p>B&lt;CR&gt;&lt;LF&gt;   in receiving terminal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</text:p>
            <text:p>B</text:p>
            <text:p>X                   in sending terminal</text:p>
            <text:p>A</text:p>
            <text:p>X&lt;CR&gt;&lt;LF&gt;</text:p>
            <text:p>&lt;CR&gt;&lt;LF&gt;</text:p>
            <text:p>B&lt;CR&gt;&lt;LF&gt;</text:p>
            <text:p>X&lt;CR&gt;&lt;LF&gt;   in receiving terminal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>  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/>
            <text:p>B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</text:p>
            <text:p>B&lt;CR&gt;&lt;LF&gt;   in receiving terminal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office:value-type="string" calcext:value-type="string"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/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/>
            <text:p>X                   in sending terminal</text:p>
            <text:p>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B                   in sending terminal</text:p>
            <text:p>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not yet be shown since it could be EOL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           in receiving terminal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8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&lt;CR&gt;&lt;LF&gt; in receiving terminal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&lt;CR&gt;B           in sending terminal</text:p>
            <text:p>&lt;CR&gt;</text:p>
            <text:p>X&lt;CR&gt;&lt;LF&gt;</text:p>
            <text:p>B&lt;CR&gt;&lt;LF&gt;   in receiving terminal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19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2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18"/>
        <table:table-column table:style-name="co44" table:default-cell-style-name="ce18"/>
        <table:table-column table:style-name="co45" table:default-cell-style-name="ce18"/>
        <table:table-column table:style-name="co25" table:default-cell-style-name="ce18"/>
        <table:table-column table:style-name="co46" table:default-cell-style-name="ce18"/>
        <table:table-column table:style-name="co4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2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42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2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43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39">Note that display elements are text-only and no longer contain the underlying typed</text:span></text:p>
            <text:p><text:span text:style-name="T39">information such as the time stamp of the origin. Since the XML schema is strongly-</text:span></text:p>
            <text:p><text:span text:style-name="T39">typed again, the items need to be reconstructed. Not optimal, but simply a trade-off</text:span></text:p>
            <text:p><text:span text:style-name="T39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44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18"/>
        <table:table-column table:style-name="co53" table:default-cell-style-name="ce18"/>
        <table:table-column table:style-name="co54" table:default-cell-style-name="ce18"/>
        <table:table-column table:style-name="co36" table:default-cell-style-name="ce18"/>
        <table:table-column table:style-name="co55" table:default-cell-style-name="ce18"/>
        <table:table-column table:style-name="co5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40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40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40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40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"Help &gt; About" &gt; Click 1<text:span text:style-name="T40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"Help &gt; About" &gt; Click slightly above the right end of the 2<text:span text:style-name="T40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"Help &gt; About" &gt; Click slightly above the right end of the 3<text:span text:style-name="T40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18"/>
        <table:table-column table:style-name="co57" table:default-cell-style-name="ce18"/>
        <table:table-column table:style-name="co58" table:default-cell-style-name="ce18"/>
        <table:table-column table:style-name="co59" table:default-cell-style-name="ce18"/>
        <table:table-column table:style-name="co11" table:default-cell-style-name="ce18"/>
        <table:table-column table:style-name="co60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45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45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76:'YAT.Domain.Terminal'.E7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.00.0000</text:date>, <text:time style:data-style-name="N2" text:time-value="13:40:00.0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3DT13H20M30S</meta:editing-duration>
    <meta:editing-cycles>435</meta:editing-cycles>
    <meta:generator>LibreOffice/6.1.5.2$Windows_X86_64 LibreOffice_project/90f8dcf33c87b3705e78202e3df5142b201bd805</meta:generator>
    <dc:date>2019-09-01T14:08:18.184000000</dc:date>
    <meta:print-date>2013-02-02T14:44:49.07</meta:print-date>
    <meta:document-statistic meta:table-count="13" meta:cell-count="1899" meta:object-count="0"/>
    <meta:user-defined meta:name="Info 1"/>
    <meta:user-defined meta:name="Info 2"/>
    <meta:user-defined meta:name="Info 3"/>
    <meta:user-defined meta:name="Info 4"/>
  </office:meta>
</office:document-meta>
</file>